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33.3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1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attack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/>
          <table:table-cell table:style-name="ce29"/>
          <table:table-cell table:style-name="ce29" office:value-type="string" calcext:value-type="string">
            <text:p>stop_attack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29" table:number-columns-repeated="2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10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09:23:41.111290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1T11:14:56.881737123</dc:date>
    <meta:editing-duration>P2DT22H20M7S</meta:editing-duration>
    <meta:editing-cycles>2580</meta:editing-cycles>
    <dc:creator>Ilya Shpigor</dc:creator>
    <meta:document-statistic meta:table-count="5" meta:cell-count="359" meta:object-count="0"/>
  </office:meta>
</office:document-meta>
</file>